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BC0000003C8AEB1F6BC552AB02.png" manifest:media-type="image/png"/>
  <manifest:file-entry manifest:full-path="Pictures/10000000000000A000000036B645D6CF65402DAE.png" manifest:media-type="image/png"/>
  <manifest:file-entry manifest:full-path="Pictures/100000000000007400000025E6269504F3A12C8C.png" manifest:media-type="image/png"/>
  <manifest:file-entry manifest:full-path="Pictures/10000000000000990000003EAD27428165436BDD.png" manifest:media-type="image/png"/>
  <manifest:file-entry manifest:full-path="Pictures/100000000000017600000087C5336202C0BE07ED.png" manifest:media-type="image/png"/>
  <manifest:file-entry manifest:full-path="Pictures/1000000000000105000000544555F37ACF4FA1C3.png" manifest:media-type="image/png"/>
  <manifest:file-entry manifest:full-path="Pictures/10000000000000AB000000429BD4597021E463B4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fo:min-height="16.587cm" fo:min-width="14.711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ffb66c" draw:textarea-horizontal-align="justify" draw:textarea-vertical-align="middle" draw:auto-grow-height="false" fo:min-height="3.306cm" fo:min-width="3.056cm"/>
    </style:style>
    <style:style style:name="gr5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6" style:family="graphic" style:parent-style-name="standard">
      <style:graphic-properties draw:fill="solid" draw:fill-color="#77bc65" draw:textarea-horizontal-align="justify" draw:textarea-vertical-align="middle" draw:auto-grow-height="false" fo:min-height="3.306cm" fo:min-width="3.056cm"/>
    </style:style>
    <style:style style:name="gr7" style:family="graphic" style:parent-style-name="Object_20_with_20_no_20_fill_20_and_20_no_20_line">
      <style:graphic-properties draw:stroke="none" draw:fill="solid" draw:fill-color="#77bc65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solid" draw:fill-color="#77bc65" fo:min-height="0.712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3.306cm" fo:min-width="3.056cm"/>
    </style:style>
    <style:style style:name="gr1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12" style:family="graphic" style:parent-style-name="objectwithoutfill">
      <style:graphic-properties draw:stroke="dash" draw:stroke-dash="Double_20_Dash" svg:stroke-color="#000000" draw:marker-start="Arrow" draw:marker-start-width="0.3cm" draw:marker-end="Arrow" draw:marker-end-width="0.3cm" draw:fill="solid" draw:textarea-vertical-align="middle"/>
    </style:style>
    <style:style style:name="gr13" style:family="graphic" style:parent-style-name="objectwithoutfill">
      <style:graphic-properties svg:stroke-color="#5b277d" draw:marker-start="Arrow" draw:marker-start-width="0.3cm" draw:marker-end="Arrow" draw:marker-end-width="0.3cm" draw:fill="solid" draw:textarea-vertical-align="middle"/>
    </style:style>
    <style:style style:name="gr14" style:family="graphic" style:parent-style-name="objectwithoutfill">
      <style:graphic-properties svg:stroke-color="#000000" draw:marker-start="Arrow" draw:marker-start-width="0.3cm" draw:marker-end="Arrow" draw:marker-end-width="0.3cm" draw:fill="solid" draw:textarea-vertical-align="middle"/>
    </style:style>
    <style:style style:name="gr15" style:family="graphic" style:parent-style-name="Object_20_with_20_no_20_fill_20_and_20_no_20_line">
      <style:graphic-properties draw:stroke="none" draw:fill="solid" draw:fill-color="#3faf46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weight="bold"/>
    </style:style>
    <style:style style:name="P3" style:family="paragraph">
      <loext:graphic-properties draw:fill="solid" draw:fill-color="#cccccc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b66c"/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8" style:family="paragraph">
      <loext:graphic-properties draw:fill="solid" draw:fill-color="#77bc65"/>
      <style:paragraph-properties fo:text-align="center"/>
    </style:style>
    <style:style style:name="P9" style:family="paragraph">
      <loext:graphic-properties draw:fill="solid" draw:fill-color="#77bc65"/>
      <style:paragraph-properties style:writing-mode="lr-tb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solid" draw:fill-color="#3faf46"/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.414cm" svg:height="1.673cm" svg:x="5.502cm" svg:y="1.254cm">
          <draw:text-box>
            <text:p text:style-name="P1"><text:span text:style-name="T1">Interação entre os componentes da Stack</text:span></text:p>
          </draw:text-box>
        </draw:frame>
        <draw:g>
          <draw:custom-shape draw:style-name="gr2" draw:text-style-name="P3" draw:layer="layout" svg:width="15.211cm" svg:height="16.837cm" svg:x="3.159cm" svg:y="3.13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4.523cm" svg:height="1.745cm" svg:x="3.349cm" svg:y="3.345cm">
            <draw:image xlink:href="Pictures/10000000000000AB000000429BD4597021E463B4.png" xlink:type="simple" xlink:show="embed" xlink:actuate="onLoad" loext:mime-type="image/png">
              <text:p/>
            </draw:image>
          </draw:frame>
          <draw:g xml:id="id6" draw:id="id6">
            <draw:custom-shape draw:style-name="gr4" draw:text-style-name="P5" draw:layer="layout" svg:width="3.556cm" svg:height="3.556cm" svg:x="8.726cm" svg:y="15.812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3.368cm" svg:height="1.084cm" svg:x="8.853cm" svg:y="17.422cm">
              <draw:image xlink:href="Pictures/1000000000000105000000544555F37ACF4FA1C3.png" xlink:type="simple" xlink:show="embed" xlink:actuate="onLoad" loext:mime-type="image/png">
                <text:p/>
              </draw:image>
            </draw:frame>
            <draw:frame draw:style-name="gr1" draw:text-style-name="P6" draw:layer="layout" svg:width="3.075cm" svg:height="1.673cm" svg:x="8.98cm" svg:y="15.793cm">
              <draw:text-box>
                <text:p text:style-name="P1"><text:span text:style-name="T2">Workers</text:span></text:p>
                <text:p text:style-name="P1"><text:span text:style-name="T2">Pub</text:span></text:p>
              </draw:text-box>
            </draw:frame>
            <draw:frame draw:style-name="gr5" draw:text-style-name="P7" draw:layer="layout" svg:width="2.921cm" svg:height="1.039cm" svg:x="8.98cm" svg:y="18.379cm">
              <draw:text-box>
                <text:p><text:span text:style-name="T3">Outras bibliotecas...</text:span></text:p>
              </draw:text-box>
            </draw:frame>
          </draw:g>
          <draw:g xml:id="id1" draw:id="id1">
            <draw:custom-shape draw:style-name="gr6" draw:text-style-name="P8" draw:layer="layout" svg:width="3.556cm" svg:height="3.556cm" svg:x="8.726cm" svg:y="10.871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8" draw:layer="layout" svg:width="3.21cm" svg:height="1.158cm" svg:x="8.918cm" svg:y="12.233cm">
              <draw:image xlink:href="Pictures/100000000000017600000087C5336202C0BE07ED.png" xlink:type="simple" xlink:show="embed" xlink:actuate="onLoad" loext:mime-type="image/png">
                <text:p/>
              </draw:image>
            </draw:frame>
            <draw:frame draw:style-name="gr8" draw:text-style-name="P9" draw:layer="layout" svg:width="1.702cm" svg:height="0.962cm" svg:x="9.78cm" svg:y="11.025cm">
              <draw:text-box>
                <text:p><text:span text:style-name="T2">API</text:span></text:p>
              </draw:text-box>
            </draw:frame>
          </draw:g>
          <draw:g xml:id="id5" draw:id="id5">
            <draw:custom-shape draw:style-name="gr9" draw:text-style-name="P1" draw:layer="layout" svg:width="3.556cm" svg:height="3.556cm" svg:x="13.417cm" svg:y="5.907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3.068cm" svg:height="0.978cm" svg:x="13.671cm" svg:y="7.315cm">
              <draw:image xlink:href="Pictures/100000000000007400000025E6269504F3A12C8C.png" xlink:type="simple" xlink:show="embed" xlink:actuate="onLoad" loext:mime-type="image/png">
                <text:p/>
              </draw:image>
            </draw:frame>
            <draw:frame draw:style-name="gr10" draw:text-style-name="P10" draw:layer="layout" svg:width="3.048cm" svg:height="0.962cm" svg:x="13.798cm" svg:y="6.061cm">
              <draw:text-box>
                <text:p><text:span text:style-name="T2">Storage</text:span></text:p>
              </draw:text-box>
            </draw:frame>
          </draw:g>
          <draw:g xml:id="id4" draw:id="id4">
            <draw:custom-shape draw:style-name="gr9" draw:text-style-name="P1" draw:layer="layout" svg:width="3.556cm" svg:height="3.556cm" svg:x="13.444cm" svg:y="10.87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3.175cm" svg:height="1.286cm" svg:x="13.698cm" svg:y="12.725cm">
              <draw:image xlink:href="Pictures/10000000000000990000003EAD27428165436BDD.png" xlink:type="simple" xlink:show="embed" xlink:actuate="onLoad" loext:mime-type="image/png">
                <text:p/>
              </draw:image>
            </draw:frame>
            <draw:frame draw:style-name="gr1" draw:text-style-name="P2" draw:layer="layout" svg:width="3.175cm" svg:height="1.673cm" svg:x="13.698cm" svg:y="10.925cm">
              <draw:text-box>
                <text:p text:style-name="P1"><text:span text:style-name="T1">Model Registry</text:span></text:p>
              </draw:text-box>
            </draw:frame>
          </draw:g>
          <draw:g xml:id="id2" draw:id="id2">
            <draw:custom-shape draw:style-name="gr6" draw:text-style-name="P8" draw:layer="layout" svg:width="3.556cm" svg:height="3.556cm" svg:x="8.707cm" svg:y="5.907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3.165cm" svg:height="1.068cm" svg:x="8.922cm" svg:y="7.277cm">
              <draw:image xlink:href="Pictures/10000000000000A000000036B645D6CF65402DAE.png" xlink:type="simple" xlink:show="embed" xlink:actuate="onLoad" loext:mime-type="image/png">
                <text:p/>
              </draw:image>
            </draw:frame>
            <draw:frame draw:style-name="gr1" draw:text-style-name="P10" draw:layer="layout" svg:width="3.429cm" svg:height="1.673cm" svg:x="8.88cm" svg:y="5.961cm">
              <draw:text-box>
                <text:p><text:span text:style-name="T2">Database</text:span></text:p>
              </draw:text-box>
            </draw:frame>
          </draw:g>
          <draw:g xml:id="id3" draw:id="id3">
            <draw:custom-shape draw:style-name="gr4" draw:text-style-name="P5" draw:layer="layout" svg:width="3.556cm" svg:height="3.556cm" svg:x="13.405cm" svg:y="15.847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3.368cm" svg:height="1.084cm" svg:x="13.532cm" svg:y="17.403cm">
              <draw:image xlink:href="Pictures/1000000000000105000000544555F37ACF4FA1C3.png" xlink:type="simple" xlink:show="embed" xlink:actuate="onLoad" loext:mime-type="image/png">
                <text:p/>
              </draw:image>
            </draw:frame>
            <draw:frame draw:style-name="gr1" draw:text-style-name="P6" draw:layer="layout" svg:width="3.075cm" svg:height="1.673cm" svg:x="13.632cm" svg:y="15.72cm">
              <draw:text-box>
                <text:p text:style-name="P1"><text:span text:style-name="T2">Workers</text:span></text:p>
                <text:p text:style-name="P1"><text:span text:style-name="T2">Retrain</text:span></text:p>
              </draw:text-box>
            </draw:frame>
            <draw:frame draw:style-name="gr5" draw:text-style-name="P7" draw:layer="layout" svg:width="2.921cm" svg:height="1.039cm" svg:x="13.786cm" svg:y="18.387cm">
              <draw:text-box>
                <text:p><text:span text:style-name="T3">Outras bibliotecas...</text:span></text:p>
              </draw:text-box>
            </draw:frame>
          </draw:g>
          <draw:connector draw:style-name="gr11" draw:text-style-name="P11" draw:layer="layout" draw:type="curve" svg:x1="10.504cm" svg:y1="10.871cm" svg:x2="10.508cm" svg:y2="9.463cm" draw:start-shape="id1" draw:start-glue-point="0" draw:end-shape="id2" draw:end-glue-point="2" svg:d="M10504 10871c0-1056 4-352 4-1408" svg:viewBox="0 0 5 1409">
            <text:p/>
          </draw:connector>
          <draw:connector draw:style-name="gr12" draw:text-style-name="P11" draw:layer="layout" draw:type="curve" svg:x1="16.961cm" svg:y1="17.573cm" svg:x2="17cm" svg:y2="12.649cm" draw:start-shape="id3" draw:start-glue-point="1" draw:end-shape="id4" draw:end-glue-point="1" svg:d="M16961 17573c810 0 790-4924 39-4924" svg:viewBox="0 0 606 4925">
            <text:p/>
          </draw:connector>
          <draw:connector draw:style-name="gr13" draw:text-style-name="P11" draw:layer="layout" draw:type="curve" svg:x1="15.195cm" svg:y1="9.463cm" svg:x2="15.222cm" svg:y2="10.871cm" draw:start-shape="id5" draw:start-glue-point="2" draw:end-shape="id4" draw:end-glue-point="0" svg:d="M15195 9463c0 1056 27 352 27 1408" svg:viewBox="0 0 28 1409">
            <text:p/>
          </draw:connector>
          <draw:connector draw:style-name="gr14" draw:text-style-name="P11" draw:layer="layout" draw:type="curve" svg:x1="12.282cm" svg:y1="17.605cm" svg:x2="13.444cm" svg:y2="12.649cm" draw:start-shape="id6" draw:start-glue-point="1" draw:end-shape="id4" draw:end-glue-point="3" svg:d="M12282 17605c871 0 291-4956 1162-4956" svg:viewBox="0 0 1163 4957">
            <text:p/>
          </draw:connector>
          <draw:connector draw:style-name="gr14" draw:text-style-name="P11" draw:layer="layout" draw:type="curve" svg:x1="10.504cm" svg:y1="14.427cm" svg:x2="10.504cm" svg:y2="15.793cm" draw:start-shape="id1" draw:start-glue-point="2" draw:end-shape="id6" draw:end-glue-point="0" svg:d="M10504 14427v1366" svg:viewBox="0 0 1 1367">
            <text:p/>
          </draw:connector>
          <draw:g xml:id="id7" draw:id="id7">
            <draw:custom-shape draw:style-name="gr6" draw:text-style-name="P8" draw:layer="layout" svg:width="3.556cm" svg:height="3.556cm" svg:x="3.794cm" svg:y="10.906cm">
              <text:p/>
              <draw:enhanced-geometry svg:viewBox="0 0 21600 21600" draw:type="rectangle" draw:enhanced-path="M 0 0 L 21600 0 21600 21600 0 21600 0 0 Z N"/>
            </draw:custom-shape>
            <draw:frame draw:style-name="gr15" draw:text-style-name="P12" draw:layer="layout" svg:width="3.184cm" svg:height="1.016cm" svg:x="4.048cm" svg:y="12.176cm">
              <draw:image xlink:href="Pictures/10000000000000BC0000003C8AEB1F6BC552AB02.png" xlink:type="simple" xlink:show="embed" xlink:actuate="onLoad" loext:mime-type="image/png">
                <text:p/>
              </draw:image>
            </draw:frame>
            <draw:frame draw:style-name="gr10" draw:text-style-name="P10" draw:layer="layout" svg:width="2.848cm" svg:height="0.962cm" svg:x="4.348cm" svg:y="10.96cm">
              <draw:text-box>
                <text:p><text:span text:style-name="T2">Queue</text:span></text:p>
              </draw:text-box>
            </draw:frame>
          </draw:g>
          <draw:connector draw:style-name="gr11" draw:text-style-name="P11" draw:layer="layout" draw:type="curve" svg:x1="7.35cm" svg:y1="12.684cm" svg:x2="8.726cm" svg:y2="12.649cm" draw:start-shape="id7" draw:start-glue-point="1" draw:end-shape="id1" draw:end-glue-point="3" svg:d="M7350 12684c1032 0 344-35 1376-35" svg:viewBox="0 0 1377 36">
            <text:p/>
          </draw:connector>
          <draw:connector draw:style-name="gr14" draw:text-style-name="P11" draw:layer="layout" draw:type="curve" svg:x1="5.572cm" svg:y1="14.462cm" svg:x2="8.726cm" svg:y2="17.605cm" draw:start-shape="id7" draw:start-glue-point="2" draw:end-shape="id6" draw:end-glue-point="3" svg:d="M5572 14462c0 2096 1051 3143 3154 3143" svg:viewBox="0 0 3155 3144">
            <text:p/>
          </draw:connector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3T21:32:48.560287995</meta:creation-date>
    <dc:date>2023-09-14T15:35:48.935334546</dc:date>
    <meta:editing-duration>PT1H7M12S</meta:editing-duration>
    <meta:editing-cycles>15</meta:editing-cycles>
    <meta:generator>LibreOffice/6.4.7.2$Linux_X86_64 LibreOffice_project/40$Build-2</meta:generator>
    <meta:document-statistic meta:object-count="41"/>
  </office:meta>
</office:document-meta>
</file>